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Heading_20_2">
      <style:paragraph-properties fo:break-before="page"/>
    </style:style>
    <style:style style:name="T1" style:family="text">
      <style:text-properties officeooo:rsid="001848e1"/>
    </style:style>
    <style:style style:name="T2" style:family="text">
      <style:text-properties officeooo:rsid="0019feb1"/>
    </style:style>
    <style:style style:name="T3" style:family="text">
      <style:text-properties officeooo:rsid="001bdb41"/>
    </style:style>
    <style:style style:name="T4" style:family="text">
      <style:text-properties officeooo:rsid="001c3cd1"/>
    </style:style>
    <style:style style:name="T5" style:family="text">
      <style:text-properties officeooo:rsid="001da4d6"/>
    </style:style>
    <style:style style:name="T6" style:family="text">
      <style:text-properties officeooo:rsid="0021d4d2"/>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CPU Instruction Set</text:h>
      <text:h text:style-name="Heading_20_2" text:outline-level="2">Introduction</text:h>
      <text:p text:style-name="Text_20_body">The CR-CPU is a 16-bit general purpose programmable FPGA-CPU. It is intended to be minimally complex while still being able to easily implement the C programming language.</text:p>
      <text:h text:style-name="Heading_20_2" text:outline-level="2">Registers</text:h>
      <text:p text:style-name="Text_20_body">The CR-CPU contains four addressable registers. Specifically, it contains two general purpose 16-bit registers:</text:p>
      <text:p text:style-name="Text_20_body">00: ra<text:tab/><text:tab/><text:tab/><text:tab/>01: rb</text:p>
      <text:p text:style-name="Text_20_body">The CR-CPU also has two special purpose 16-bit registers:</text:p>
      <text:p text:style-name="Text_20_body">10: bp (base pointer)<text:tab/><text:tab/>11: sp (stack pointer)</text:p>
      <text:p text:style-name="Text_20_body">The stack pointer register is used for all call, ret, push, and pop instructions. Note that the stack is assumed to start from a high address and work down, i.e. a push operation decrements the stack pointer. The base pointer is a special register which in addition to being a general purpose register is usable as an offset for load and store operations and therefore is expected to be used by compilers to keep track of the stack frame. </text:p>
      <text:p text:style-name="Text_20_body">The CR-CPU also contains an additional 8-bit address register. Since all instructions only include an 8-bit constant, which is insufficient for addressing all instruction and data memory, the address register may be loaded with the high 8-bits of the address to be used in a memory operation or a jump/call operation. This gives a total address space of 64k words each for program and memory. This is more than the CR-CPU can contain on current hardware but could be used for future expansion or memory mapped peripherals. Note that the address register does not have to be re-set after operations. I.e. it could be set and then multiple loads and stores could be performed.</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
      <text:h text:style-name="P3" text:outline-level="2">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2" text:outline-level="2">Opcodes</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jifz, jinz, jgz), Relative Jump (rjmp, ...)</text:p>
        <text:p text:style-name="Text_20_body">A: Load Immediate (loadi, loadih, loadil, loadihz)</text:p>
        <text:p text:style-name="Text_20_body">B: In, Out, Push, Pop</text:p>
        <text:p text:style-name="Text_20_body">C: Call, Rcall, Ret</text:p>
        <text:p text:style-name="Text_20_body">D: Load Address (loada)</text:p>
        <text:p text:style-name="Text_20_body">E: Halt</text:p>
        <text:p text:style-name="Text_20_body">F: No operation (nop)</text:p>
      </text:section>
      <text:h text:style-name="Heading_20_2" text:outline-level="2">Additional Information</text:h>
      <text:p text:style-name="Text_20_body">The additional information for an opcode is used to define the sub-command and/or the register(s) involved. Where possible, the first two bits are used to define the destination register for the result of the computation.</text:p>
      <text:h text:style-name="Heading_20_2" text:outline-level="2">Opcode details</text:h>
      <text:h text:style-name="Heading_20_3" text:outline-level="3">0x0: Addition (add)</text:h>
      <text:p text:style-name="Text_20_body">Calculates the sum of two arguments (registers or constant) and places the result in the first register. </text:p>
      <text:p text:style-name="Text_20_body"><text:tab/>ddss</text:p>
      <text:p text:style-name="Text_20_body">Where:</text:p>
      <text:p text:style-name="Text_20_body"><text:tab/>dd = Destination and source 1 register (ra – sp)</text:p>
      <text:p text:style-name="Text_20_body"><text:tab/>ss = Source 2 register (00: ra, 01: rb, 10:bp, 11:constant )</text:p>
      <text:h text:style-name="Heading_20_3" text:outline-level="3"><text:soft-page-break/>0x1: Subtraction (sub)</text:h>
      <text:p text:style-name="Text_20_body">Calculates the difference between two arguments (source 1 – source 2) and places the result in the first register. Uses the same encoding as add.</text:p>
      <text:h text:style-name="Heading_20_3" text:outline-level="3">0x2: And (and)</text:h>
      <text:p text:style-name="Text_20_body">Performs bitwise “and” of two arguments. Uses the same encoding as add.</text:p>
      <text:h text:style-name="Heading_20_3" text:outline-level="3">0x3: Or (or)</text:h>
      <text:p text:style-name="Text_20_body">Performs bitwise “or” of two arguments. Uses the same encoding as add.</text:p>
      <text:h text:style-name="Heading_20_3" text:outline-level="3">0x4: Xor (xor)</text:h>
      <text:p text:style-name="Text_20_body">Performs bitwise “xor” of two arguments. Uses the same encoding as add.</text:p>
      <text:h text:style-name="Heading_20_3" text:outline-level="3">0x5: 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3" text:outline-level="3">0x6: Load (load)</text:h>
      <text:p text:style-name="Text_20_body">Loads a value from RAM. The address of the location to load from is defined by the sum of a signed constant plus the base or stack pointer, or an address consisting of the address register as the high byte and the constant as the low byte, or directly by the constant (zero extended as required).</text:p>
      <text:p text:style-name="Text_20_body"><text:tab/>ddpp</text:p>
      <text:p text:style-name="Text_20_body">Where:</text:p>
      <text:p text:style-name="Text_20_body"><text:tab/>dd = Destination register</text:p>
      <text:p text:style-name="Text_20_body"><text:tab/>pp = Offset selection (00: bp, 01: sp, 10: address, 11: constant only)</text:p>
      <text:h text:style-name="Heading_20_3" text:outline-level="3">0x7: Store (store)</text:h>
      <text:p text:style-name="Text_20_body">Performs the inverse operation of the load command. Specifically, stores the values of the given register into the given address. See load entry on how to compute the address.</text:p>
      <text:h text:style-name="Heading_20_3" text:outline-level="3"><text:soft-page-break/>0x8: Move (mov)</text:h>
      <text:p text:style-name="Text_20_body">Moves (copies) a value from one register to another. The constant is unused.</text:p>
      <text:p text:style-name="Text_20_body"><text:tab/>ddss</text:p>
      <text:p text:style-name="Text_20_body">Where:</text:p>
      <text:p text:style-name="Text_20_body"><text:tab/>dd = Destination register (00: ra, 01: rb, 10: bp, 11: sp)</text:p>
      <text:p text:style-name="Text_20_body"><text:tab/>ss = Source register (uses same encoding as destination register)</text:p>
      <text:h text:style-name="Heading_20_3" text:outline-level="3">0x9: Jump (jmp, jifz, jinz, jgz), Relative jump</text:h>
      <text:p text:style-name="Text_20_body">Optionally jumps to a new location. I.e. The instruction pointer is overwritten with a new value. Specifically:</text:p>
      <text:p text:style-name="Text_20_body"><text:tab/>jmp = Jump <text:span text:style-name="T1">unconditionally</text:span></text:p>
      <text:p text:style-name="Text_20_body"><text:tab/>jifz = Jump if ra is zero</text:p>
      <text:p text:style-name="Text_20_body"><text:tab/>jinz = Jump if ra is non zero</text:p>
      <text:p text:style-name="Text_20_body"><text:tab/>jgz = Jump if ra is greater than zero (specifically, if the most significant bit is zero)</text:p>
      <text:p text:style-name="Text_20_body">For relative jumps, the instruction constant is considered to be signed and is added to the current instruction pointer.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3" text:outline-level="3">0xA: Load Immediate (loadi, loadih)</text:h>
      <text:p text:style-name="Text_20_body">The load instruction can be used to load a constant directly from an instruction to a register. Since the constant is only 8 bits and the registers are 16 bits, it provides options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3" text:outline-level="3"><text:soft-page-break/>0xB: In, Out, Push, Pop (in, out, push, pop)</text:h>
      <text:p text:style-name="Text_20_body">The behaviour of the opcode depend on which sub-command is used.</text:p>
      <text:p text:style-name="Text_20_body"><text:tab/>in = Reads in the current state of the bus to a register (currently unimplemented).</text:p>
      <text:p text:style-name="Text_20_body"><text:tab/>out = Write the current state of the bus from a register (currently controls output LEDs). Note the output bus maintains its state until the next out instruction.</text:p>
      <text:p text:style-name="Text_20_body"><text:tab/>push = Pushes an item onto the stack. Specifically, decrements the stack pointer, then writes the register to the location of the stack pointer.</text:p>
      <text:p text:style-name="Text_20_body"><text:tab/>pop = Pops an item into a register from the stack. Specifically, reads the location of the stack pointer, then increments the stack pointer. Note if the value being pop-ed is unneeded, then it is more efficient to add 1 to the stack pointer (1 clock) than it is to pop into an unused register (2 cycles).</text:p>
      <text:p text:style-name="Text_20_body"><text:tab/>ddtt</text:p>
      <text:p text:style-name="Text_20_body">Where:</text:p>
      <text:p text:style-name="Text_20_body"><text:tab/>dd = Source register</text:p>
      <text:p text:style-name="Text_20_body"><text:tab/>tt = Type of operation (00: in, 01: out, 10: push, 11: pop)</text:p>
      <text:h text:style-name="Heading_20_3" text:outline-level="3">0xC: Call, Relative call, Return (call, call.<text:span text:style-name="T4">r</text:span>, ret)</text:h>
      <text:p text:style-name="Text_20_body">This instruction performs various function related tasks depending on the sub-command. <text:span text:style-name="T3">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 1 onto the stack, and then jump to the given address.</text:p>
      <text:p text:style-name="Text_20_body"><text:tab/><text:span text:style-name="T4">c</text:span>all.<text:span text:style-name="T4">r</text:span> = Performs a relative function call. The destination address is the sum of the sign extended instruction constant and the current instruction pointer. Specifically, this instruction will push the current instruction pointer + 1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2">rc</text:span></text:p>
      <text:p text:style-name="Text_20_body">Where,</text:p>
      <text:p text:style-name="Text_20_body"><text:tab/>xx = Unused</text:p>
      <text:p text:style-name="Text_20_body"><text:tab/><text:span text:style-name="T2">r = Absolute vs relative call (0: relative, 1: absolute)</text:span></text:p>
      <text:p text:style-name="Text_20_body"><text:tab/><text:span text:style-name="T3">c = Type of operation (0: call, 1: ret)</text:span></text:p>
      <text:p text:style-name="P2">Effectively: 00: <text:span text:style-name="T6">r</text:span>call, 01: ret, 10: call, <text:span text:style-name="T5">11: ret</text:span></text:p>
      <text:h text:style-name="Heading_20_3" text:outline-level="3"><text:soft-page-break/>0xD: Loada (loada)</text:h>
      <text:p text:style-name="Text_20_body">Loads the 8-bit address register with the instruction constant in preparation for a load, store, jmp, or call. No additional information is used for this instruction.</text:p>
      <text:h text:style-name="Heading_20_3" text:outline-level="3">0xE: Halt (halt)</text:h>
      <text:p text:style-name="Text_20_body">Halts the processor. This is equivalent to an infinite stream of nop instructions. No additional information is used for this instruction.</text:p>
      <text:h text:style-name="Heading_20_3" text:outline-level="3">0xF: No operation (nop)</text:h>
      <text:p text:style-name="Text_20_body">Performs no operation. This is used internally to ensure correct timing of memory and jump instructions. It can also be used by the programmer for timing control. No additional information is used for this instru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0T14:38:49.498000000</dc:date>
    <meta:editing-duration>PT5H39M32S</meta:editing-duration>
    <meta:editing-cycles>70</meta:editing-cycles>
    <meta:document-statistic meta:table-count="0" meta:image-count="0" meta:object-count="0" meta:page-count="6" meta:paragraph-count="137" meta:word-count="1415" meta:character-count="8044" meta:non-whitespace-character-count="6704"/>
  </office:meta>
</office:document-meta>
</file>